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New'" style:font-family-generic="modern" style:font-pitch="fixed" fo:font-size="22pt" style:font-size-asian="22pt" style:font-size-complex="22pt"/>
    </style:style>
    <style:style style:name="P3" style:family="paragraph">
      <style:text-properties fo:font-family="'Courier New'" style:font-family-generic="modern" style:font-pitch="fixed" fo:font-size="22pt" style:font-size-asian="22pt" style:font-size-complex="22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1.2cm" fo:margin-right="0cm" fo:text-indent="-0.9cm"/>
      <style:text-properties fo:font-style="italic" style:font-style-asian="italic" style:font-style-complex="italic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perator Overloading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The Good, the Bad, the Ugl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asic Idea</text:p>
          </draw:text-box>
        </draw:frame>
        <draw:frame draw:style-name="gr2" draw:text-style-name="P3" draw:layer="layout" svg:width="23.785cm" svg:height="16.771cm" svg:x="2.54cm" svg:y="4.229cm">
          <draw:text-box>
            <text:p text:style-name="P2">package Times is</text:p>
            <text:p text:style-name="P2"><text:s text:c="2"/>type Hours_Type <text:s text:c="2"/>is range 0..23;</text:p>
            <text:p text:style-name="P2"><text:s text:c="2"/>type Minutes_Type is range 0..59;</text:p>
            <text:p text:style-name="P2"><text:s text:c="2"/>type Seconds_Type is range 0..59;</text:p>
            <text:p text:style-name="P2"/>
            <text:p text:style-name="P2"><text:s text:c="2"/>type Time is private;</text:p>
            <text:p text:style-name="P2"/>
            <text:p text:style-name="P2"><text:s text:c="2"/>function Make</text:p>
            <text:p text:style-name="P2"><text:s text:c="4"/>(Hours <text:s text:c="2"/>: Hours_Type;</text:p>
            <text:p text:style-name="P2"><text:s text:c="5"/>Minutes : Minutes_Type;</text:p>
            <text:p text:style-name="P2"><text:s text:c="5"/>Seconds : Seconds_Type) return Time;</text:p>
            <text:p text:style-name="P2"/>
            <text:p text:style-name="P2"><text:s text:c="2"/>function “+”</text:p>
            <text:p text:style-name="P2"><text:s text:c="4"/>(Left : Time; Right : Integer) return Time;</text:p>
            <text:p text:style-name="P2"><text:s text:c="2"/>function “-”(Left, Right : Time) return Integer;</text:p>
            <text:p text:style-name="P2"/>
            <text:p text:style-name="P2"><text:s text:c="2"/>-- Private section not shown for brevity.</text:p>
            <text:p text:style-name="P2"/>
            <text:p text:style-name="P2">end Times;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asic Idea (Continued)</text:p>
          </draw:text-box>
        </draw:frame>
        <draw:frame draw:style-name="gr2" draw:text-style-name="P3" draw:layer="layout" svg:width="22.389cm" svg:height="11.815cm" svg:x="3.175cm" svg:y="5.715cm">
          <draw:text-box>
            <text:p text:style-name="P2">with Times; use Times;</text:p>
            <text:p text:style-name="P2"/>
            <text:p text:style-name="P2">procedure Do_Something is</text:p>
            <text:p text:style-name="P2"><text:s text:c="2"/>Now <text:s text:c="5"/>: Time;</text:p>
            <text:p text:style-name="P2"><text:s text:c="2"/>Later <text:s text:c="3"/>: Time;</text:p>
            <text:p text:style-name="P2"><text:s text:c="2"/>Interval : Integer;</text:p>
            <text:p text:style-name="P2">begin</text:p>
            <text:p text:style-name="P2"><text:s text:c="2"/>Now := Make</text:p>
            <text:p text:style-name="P2"><text:s text:c="4"/>(Hours =&gt; 16, Minutes =&gt; 30, Seconds =&gt; 0);</text:p>
            <text:p text:style-name="P2"/>
            <text:p text:style-name="P2"><text:s text:c="2"/>Later := Now + 100;</text:p>
            <text:p text:style-name="P2"><text:s text:c="2"/>Interval := Later – Now;</text:p>
            <text:p text:style-name="P2"/>
            <text:p text:style-name="P2">end Do_Something;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asic Idea (Continued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 text:style-name="P4">Makes manipulating the type easy and natural.</text:p>
              </text:list-item>
            </text:list>
            <text:list text:style-name="L4">
              <text:list-item>
                <text:list>
                  <text:list-item>
                    <text:p text:style-name="P5">Makes code easier to read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akes code easier to writ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akes code easier to understand.</text:p>
                  </text:list-item>
                </text:list>
              </text:list-item>
            </text:list>
            <text:list text:style-name="L4">
              <text:list-item>
                <text:p text:style-name="P4">BUT... Don't abuse the feature.</text:p>
              </text:list-item>
            </text:list>
            <text:list text:style-name="L4">
              <text:list-item>
                <text:list>
                  <text:list-item>
                    <text:p text:style-name="P5">“Non-obvious” overloading causes problem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Is <text:span text:style-name="T1">Now + 100</text:span> adding 100 seconds, 100 minutes, 100 hours, or something els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rimitive Types</text:p>
          </draw:text-box>
        </draw:frame>
        <draw:frame presentation:style-name="pr5" draw:layer="layout" svg:width="25.199cm" svg:height="15.149cm" svg:x="1.4cm" svg:y="4.914cm" presentation:class="outline" presentation:user-transformed="true">
          <draw:text-box>
            <text:list text:style-name="L4">
              <text:list-item>
                <text:p text:style-name="P4">Many languages allow overloading of built-ins.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x = y + z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Is that integer addition or floating point addition?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"><text:span text:style-name="T2">Some languages (C++, Ada, others) allow </text:span><text:span text:style-name="T3">user defined</text:span><text:span text:style-name="T2"> operator overloading.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++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Only for class types (not primitive types, pointers, etc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Does support overloading of exotic operato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>Ad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Can overload for any type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There are no “exotic” operato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++ Example</text:p>
          </draw:text-box>
        </draw:frame>
        <draw:frame draw:style-name="gr2" draw:text-style-name="P3" draw:layer="layout" svg:width="22.388cm" svg:height="8.511cm" svg:x="3.07cm" svg:y="5.08cm">
          <draw:text-box>
            <text:p text:style-name="P2">class Time { ... };</text:p>
            <text:p text:style-name="P2"/>
            <text:p text:style-name="P2">Time operator+(const Time &amp;left, int right);</text:p>
            <text:p text:style-name="P2"><text:s text:c="2"/>// At least one operand must have class type.</text:p>
            <text:p text:style-name="P2"/>
            <text:p text:style-name="P2">int operator+(int left, int right);</text:p>
            <text:p text:style-name="P2"><text:s text:c="2"/>// Error! Can't redefine '+' for integers.</text:p>
            <text:p text:style-name="P2"/>
            <text:p text:style-name="P2">int operator[](const Time &amp;left, int right);</text:p>
            <text:p text:style-name="P2"><text:s text:c="2"/>// Defines meaning for my_time[2], etc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da Example</text:p>
          </draw:text-box>
        </draw:frame>
        <draw:frame draw:style-name="gr2" draw:text-style-name="P3" draw:layer="layout" svg:width="24.251cm" svg:height="9.337cm" svg:x="2.54cm" svg:y="4.445cm">
          <draw:text-box>
            <text:p text:style-name="P2">type Time is ...;</text:p>
            <text:p text:style-name="P2"/>
            <text:p text:style-name="P2">function “+”</text:p>
            <text:p text:style-name="P2"><text:s text:c="2"/>(Left : Time; Right : Integer) return Time;</text:p>
            <text:p text:style-name="P2"/>
            <text:p text:style-name="P2">function “+”</text:p>
            <text:p text:style-name="P2"><text:s text:c="2"/>(Left : Integer; Right : Integer) return Integer;</text:p>
            <text:p text:style-name="P2"><text:s text:c="2"/>-- Okay! Can redefine '+' for integers.</text:p>
            <text:p text:style-name="P2"/>
            <text:p text:style-name="P2">-- Can't define an overloading for array access.</text:p>
            <text:p text:style-name="P2">-- Array access is technically not an operator!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++ User Defined Arrays</text:p>
          </draw:text-box>
        </draw:frame>
        <draw:frame draw:style-name="gr2" draw:text-style-name="P3" draw:layer="layout" svg:width="22.854cm" svg:height="6.859cm" svg:x="2.54cm" svg:y="4.445cm">
          <draw:text-box>
            <text:p text:style-name="P2">template&lt; typename T &gt;</text:p>
            <text:p text:style-name="P2">class Checked_Array {</text:p>
            <text:p text:style-name="P2"><text:s text:c="2"/>Checked_Array(int size);</text:p>
            <text:p text:style-name="P2"><text:s/>~Checked_Array();</text:p>
            <text:p text:style-name="P2"><text:s text:c="2"/>T &amp;operator[](int index); </text:p>
            <text:p text:style-name="P2"><text:s text:c="4"/>// Throw exception if index out of bounds.</text:p>
            <text:p text:style-name="P2"><text:s text:c="4"/>// Return a reference so can be used on lhs.</text:p>
            <text:p text:style-name="P2">};</text:p>
          </draw:text-box>
        </draw:frame>
        <draw:frame draw:style-name="gr2" draw:text-style-name="P3" draw:layer="layout" svg:width="20.06cm" svg:height="6.033cm" svg:x="2.8cm" svg:y="12.7cm">
          <draw:text-box>
            <text:p text:style-name="P2">Checked_Array&lt;int&gt; my_array(100);</text:p>
            <text:p text:style-name="P2"/>
            <text:p text:style-name="P2">my_array[0] = 10; <text:s text:c="11"/>// Fine.</text:p>
            <text:p text:style-name="P2"><text:s text:c="2"/>// Really my_array.operator[](0) = 10;</text:p>
            <text:p text:style-name="P2"/>
            <text:p text:style-name="P2">my_array[0] = my_array[99]; <text:s/>// Fine.</text:p>
            <text:p text:style-name="P2">my_array[0] = my_array[100]; // Exception!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ig Question (Again)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4">
              <text:list-item>
                <text:p text:style-name="P7"><text:span text:style-name="T4">Should array bounds checking be part of the core language or added on with a library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Core (Ada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Everyone will use it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Easy to use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Add on (C++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Can be provided in different ways if necessar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Only use it if necessar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C++ 2009 will provide an “array” templat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nother Example: Smart Pointers</text:p>
          </draw:text-box>
        </draw:frame>
        <draw:frame draw:style-name="gr2" draw:text-style-name="P3" draw:layer="layout" svg:width="21.457cm" svg:height="6.033cm" svg:x="3.07cm" svg:y="5.08cm">
          <draw:text-box>
            <text:p text:style-name="P2">template &lt; typename T &gt;</text:p>
            <text:p text:style-name="P2">class Smart_Ptr {</text:p>
            <text:p text:style-name="P2"><text:s text:c="2"/>Smart_Ptr(T *dumb_ptr);</text:p>
            <text:p text:style-name="P2"><text:s/>~Smart_Ptr;</text:p>
            <text:p text:style-name="P2"/>
            <text:p text:style-name="P2"><text:s text:c="2"/>T &amp;operator*(); <text:s/>// Overloaded dereference.</text:p>
            <text:p text:style-name="P2">};</text:p>
          </draw:text-box>
        </draw:frame>
        <draw:frame draw:style-name="gr2" draw:text-style-name="P3" draw:layer="layout" svg:width="19.594cm" svg:height="6.033cm" svg:x="2.631cm" svg:y="12.7cm">
          <draw:text-box>
            <text:p text:style-name="P2">Smart_Ptr&lt;Time&gt; now( new Time );</text:p>
            <text:p text:style-name="P2"/>
            <text:p text:style-name="P2">*now = *now + 100;</text:p>
            <text:p text:style-name="P2"><text:s text:c="2"/>// Really now.operator*() =</text:p>
            <text:p text:style-name="P2"><text:s text:c="2"/>// <text:s text:c="2"/>operator+(now.operator*(), 100);</text:p>
            <text:p text:style-name="P2"/>
            <text:p text:style-name="P2">// Destructor automatically frees memory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ig Question (Yet Again)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4">
              <text:list-item>
                <text:p text:style-name="P7"><text:span text:style-name="T4">Should automatic garbage collection be part of the core language or added on using a library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Core (Variou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Everyone will use it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Easy to use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Added on (C++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Can be provided in different ways if necessar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Only use if necessar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C++ 2009 will provide a smart pointer templat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verloading on Return Type</text:p>
          </draw:text-box>
        </draw:frame>
        <draw:frame draw:style-name="gr2" draw:text-style-name="P3" draw:layer="layout" svg:width="21.457cm" svg:height="11.815cm" svg:x="3.175cm" svg:y="5.08cm">
          <draw:text-box>
            <text:p text:style-name="P2">package Times is</text:p>
            <text:p text:style-name="P2"><text:s text:c="2"/>type Hours_Type <text:s text:c="2"/>is range 0..23;</text:p>
            <text:p text:style-name="P2"><text:s text:c="2"/>type Minutes_Type is range 0..59;</text:p>
            <text:p text:style-name="P2"><text:s text:c="2"/>type Seconds_Type is range 0..59;</text:p>
            <text:p text:style-name="P2"/>
            <text:p text:style-name="P2"><text:s text:c="2"/>type Time is private;</text:p>
            <text:p text:style-name="P2"/>
            <text:p text:style-name="P2"><text:s text:c="2"/>function Get(T : Time) return Hours_Type;</text:p>
            <text:p text:style-name="P2"><text:s text:c="2"/>function Get(T : Time) return Minutes_Type;</text:p>
            <text:p text:style-name="P2"><text:s text:c="2"/>function Get(T : Time) return Seconds_Type;</text:p>
            <text:p text:style-name="P2"/>
            <text:p text:style-name="P2">private</text:p>
            <text:p text:style-name="P2"><text:s text:c="2"/>-- Private section not shown.</text:p>
            <text:p text:style-name="P2">end Times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verloading on Return Type (Part 2)</text:p>
          </draw:text-box>
        </draw:frame>
        <draw:frame draw:style-name="gr2" draw:text-style-name="P3" draw:layer="layout" svg:width="24.251cm" svg:height="9.337cm" svg:x="2.54cm" svg:y="6.985cm">
          <draw:text-box>
            <text:p text:style-name="P2">with Times; use Times;</text:p>
            <text:p text:style-name="P2"/>
            <text:p text:style-name="P2">procedure Do_Something(Now : in Time) is</text:p>
            <text:p text:style-name="P2"><text:s text:c="2"/>H : Hours_Type;</text:p>
            <text:p text:style-name="P2"><text:s text:c="2"/>M : Minutes_Type;</text:p>
            <text:p text:style-name="P2">begin</text:p>
            <text:p text:style-name="P2"><text:s text:c="2"/>H := Get(Now); <text:s/>-- Resolves based on return type.</text:p>
            <text:p text:style-name="P2"><text:s text:c="2"/>M := Get(Now);</text:p>
            <text:p text:style-name="P2"><text:s text:c="2"/>H := Get(Now) + 1;</text:p>
            <text:p text:style-name="P2"><text:s text:c="2"/>H := (1 + Get(Now)) / 2;</text:p>
            <text:p text:style-name="P2">end Do_Something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Not Supported in C++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 text:style-name="P4">Can not overload on return type alone.</text:p>
              </text:list-item>
            </text:list>
            <text:list text:style-name="L4">
              <text:list-item>
                <text:p text:style-name="P4">Consensus is that it could be done.</text:p>
              </text:list-item>
            </text:list>
            <text:list text:style-name="L4">
              <text:list-item>
                <text:list>
                  <text:list-item>
                    <text:p text:style-name="P5">Too complicated to specify due to implicit type convers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Not worth the effort.</text:p>
                  </text:list-item>
                </text:list>
              </text:list-item>
            </text:list>
            <text:list text:style-name="L4">
              <text:list-item>
                <text:p text:style-name="P4">In Ada it is easier to understand.</text:p>
              </text:list-item>
            </text:list>
            <text:list text:style-name="L4">
              <text:list-item>
                <text:list>
                  <text:list-item>
                    <text:p text:style-name="P5">No implicit type conversion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Turns out to be useful in Ada progra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creator>Peter Chapin</dc:creator>
    <dc:date>2008-09-08T15:45:08</dc:date>
    <meta:editing-cycles>1</meta:editing-cycles>
    <meta:editing-duration>PT48M32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